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position="0% 100%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position="super 58%" style:text-underline-style="solid" style:text-underline-width="auto" style:text-underline-color="font-color"/>
    </style:style>
    <style:style style:name="T6" style:family="text">
      <style:text-properties style:text-line-through-style="none" style:text-position="0% 100%" style:text-underline-style="none"/>
    </style:style>
    <style:style style:name="T7" style:family="text">
      <style:text-properties style:text-line-through-style="none" style:text-position="0% 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9_1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May 1891</text:p>
      <text:p text:style-name="P2">Month<text:tab/><text:tab/><text:tab/><text:tab/><text:tab/><text:tab/>May</text:p>
      <text:p text:style-name="P2">Year<text:tab/><text:tab/><text:tab/><text:tab/><text:tab/><text:tab/>1891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Memorial Day.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, through page 8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./</text:p>
      <text:p text:style-name="P7"/>
      <text:p text:style-name="P6">[Front Cover]</text:p>
      <text:p text:style-name="P6">[Note: The number "95" is written in pencil and circled in the top right corner of the page.]</text:p>
      <text:p text:style-name="P6"/>
      <text:p text:style-name="P8">May(/)91/</text:p>
      <text:p text:style-name="P7">On decoration day/</text:p>
      <text:p text:style-name="P7"/>
      <text:p text:style-name="P6">[Page 1]</text:p>
      <text:p text:style-name="P6">Every civilized nation sets apart certain days of/ the year, which have become memorable in its an-/-nals. <text:s/>The practice is praiseworthy, for <text:span text:style-name="T2">the</text:span><text:span text:style-name="T4"> a mental/ preservation of the sublime deeds of the </text:span><text:span text:style-name="T2">anciently</text:span><text:span text:style-name="T4"> ancestors, serves/ as a sentinel </text:span><text:span text:style-name="T2">guarding against</text:span><text:span text:style-name="T4"> watching to hinder the degeneracy of their pos-/-terity. <text:s/></text:span><text:span text:style-name="T2">It</text:span><text:span text:style-name="T4"> That sentry should be made to stand conspicuously forth/ </text:span><text:span text:style-name="T2">to be viewed</text:span><text:span text:style-name="T4"> at stated times, that its looks may in-/-spire patriotism. <text:s/>America can justly boast of/ her fourth of July. <text:s/>It is the natal day of freedom./ <text:s/>This dear city of ours witnessed its birth, but like the/ colossus of Rhodes, the nurstling[sic!] grew so gigantic that/ peoples beheld it from afar, and hailed its fast/ increasing strength. <text:s/>Wherever the exhilarating/ air of liberty is breathed, the sweet perfume thereof/ is wafted over by the child given unto us in the/ year 1776. <text:s/>To keep fresh the record of that event,/ it behooves all who love the Republic of </text:span><text:soft-page-break/><text:span text:style-name="T4">the North./ <text:s/>More fittingly than by the deafening din and/ dangerous discharge of fire arms, the great day/ would be honored by the sound of psalmody to the/ God of battles, who caused Right to conquer Might./</text:span></text:p>
      <text:p text:style-name="P6"><text:span text:style-name="T4"/></text:p>
      <text:p text:style-name="P6"><text:span text:style-name="T4">[Page 2]</text:span></text:p>
      <text:p text:style-name="P6"><text:span text:style-name="T4">Israelites do not hold festivities commemorative/ of the birth of human beings. <text:s/>Patriarchs and Prophets,/ heros[sic!] and Sages receive a venerated mention in/ Jewish history, but no season is appointed to/ the exaltation of man. <text:s/>The rigidness of the faith,/ which ascribes all achievements to the Sovereign/ Lord form whom power and wisdom emanate, prevents/ it. <text:s/>Nevertheless the 22</text:span><text:span text:style-name="T5">nd</text:span><text:span text:style-name="T6"> of February is not inap-/-propriately devoted by the beneficiaries to the glorifi-/-cation of their mortal benefactor. <text:s/>His prowess won/ abundant happiness; his sagacity dealt the seve-/-rest blow at Kings' pretentions[sic!]. <text:s/>George Washing-/-ton, who might have set a crown upon his head,/ or have become a dictator, but who chose only to be enthroned/ into the hearts of his countrymen, is assuredly de-/-serving of </text:span><text:span text:style-name="T3">all</text:span><text:span text:style-name="T6"> the grateful outpourings of multitudes. <text:s/>The day/ which recalls his entrance into the world may well/ be </text:span><text:span text:style-name="T3">devoted</text:span><text:span text:style-name="T6"> set apart to the narrative of his acts of nobility./ <text:s/>Even Hebrews, warned by their uncompromising be-/-lief against human deification, may not scruple to ex-/-tol the prince of peace, who bethought him-/-self of the seed of Abraham./</text:span></text:p>
      <text:p text:style-name="P6"><text:span text:style-name="T6"/></text:p>
      <text:p text:style-name="P6"><text:span text:style-name="T6">[Page 3]</text:span></text:p>
      <text:p text:style-name="P6"><text:span text:style-name="T6">A land which demanded and enforced the divorce/ of the church from the state, can scarcely assume/ with consistency a religious office, and ask of her/ inhabitants to hold a general thanksgiving day./ <text:s/>In like manner as she would resist an encroach-/-ment of ecclesiasticism upon her constitution, so </text:span><text:span text:style-name="T3">she</text:span><text:span text:style-name="T6"> it were/ </text:span><text:span text:style-name="T3">ought to</text:span><text:span text:style-name="T6"> better that she should disclaim the prerogative of exercising priestly/ functions; that she </text:span><text:span text:style-name="T3">ought</text:span><text:span text:style-name="T6"> should not </text:span><text:span text:style-name="T3">to</text:span><text:span text:style-name="T6"> counsel the observance/ of public worship towards the end of the civil year./ <text:s/>That privilege belongs to another department of/ acknowledged authority. <text:s/>Still, the incongruity/ may be overlooked, by reason of the object to be/ reached. <text:s/>The meeting together of millions who/ avow the blessings attending an unchecked pursuit/ of trade</text:span><text:span text:style-name="T3">s</text:span><text:span text:style-name="T6"> and commerce, and a heavenly bestowal/ of plenty to render life pleasurable, is a sight/ worthy of the freest beings upon earth. <text:s/>Would/ that the President's proclamation were carried/ out everywhere in a spirit of righteousness, and/ become not in too many instances a pretext for/ an indulgence in intemperance and idleness!/</text:span></text:p>
      <text:p text:style-name="P6"><text:span text:style-name="T6"/></text:p>
      <text:p text:style-name="P6"><text:span text:style-name="T6">[Page 4]</text:span></text:p>
      <text:p text:style-name="P6"><text:span text:style-name="T6">But the occasion which Americans observe this/ day has none of the </text:span><text:span text:style-name="T3">just</text:span><text:span text:style-name="T6"> real or plausible motives,/ that I have named in connection with other national/ celebrations. <text:s/>I expressed my views without equivo-/-cation against the new devise, shortly after it/ had become an accepted institution, and hoped that/ it would not extend through the length and breadth/ of the Union. <text:s/>But what was originally partial,/ has grown to be universal. <text:s/>Another day has been/ added to the many in which the laboring man is/ </text:span><text:span text:style-name="T3">forced</text:span><text:span text:style-name="T6"> obliged to withdraw from his calling, and the viciously/ disposed are given opportunities to waste away their/ earnings. <text:s/>And why? <text:s/>Is the day calculated to/ improve the majority morally; politically? <text:s/>Let/ us reflect. <text:s/>A war, the memory of which sends a/ thrill of horror into the human soul, was waged be-/-tween brothers. <text:s/>During four sad years we in/ the North raised fearful armies to fight unto death/ men in the South, and those in the South did/ not sheathe the bloody sword until exhaustion/ compelled the reluctant act. <text:s/>Civilization stood/ aghast at the terrible carnage./</text:span></text:p>
      <text:p text:style-name="P6"><text:span text:style-name="T6"/></text:p>
      <text:p text:style-name="P6"><text:span text:style-name="T6">[Page 5]</text:span></text:p>
      <text:p text:style-name="P6"><text:span text:style-name="T6">I shall waive the question as to whose side/ high principles </text:span><text:span text:style-name="T3">gave</text:span><text:span text:style-name="T6"> offered an incentive; which of the/ two contending parties in the fratricidal struggle/ aimed at the victory of an ideal, and which at/ the subjugation of freedom. <text:s/>Enough to bring/ to mind the desolation of countless homes where/ bereavement entered; fields trodden down by the/ heels of a soldiery, enkindled with passions;/ enough </text:span><text:soft-page-break/><text:span text:style-name="T6">to remember gaunt starvation where plenty/ had smiled, poverty where affluence had uninterrup-/-tedly flowed; and then the assassin's shot, the/ agonies of prisoners preyed upon by vermin, and/ then the heavy taxation, the demoralization which/ bloodshed engenders. <text:s/>Let us cast a veil over/ that dreadful past. <text:s/>It should not be flung/ aside. <text:s/>Thankful for the final issue that/ redeemed the fair name of the Republic of the/ North, the stronger ought to help the weaker/ in their ascent upon the ladder of progress,/ whether they </text:span><text:span text:style-name="T3">aim</text:span><text:span text:style-name="T6"> strive to gain its top by efforts </text:span><text:span text:style-name="T3">to</text:span><text:span text:style-name="T6">, raising/ them intellectually, socially, morally, commer-/-cially or politically./</text:span></text:p>
      <text:p text:style-name="P6"><text:span text:style-name="T6"/></text:p>
      <text:p text:style-name="P6"><text:span text:style-name="T6">[Page 6]</text:span></text:p>
      <text:p text:style-name="P6"><text:span text:style-name="T6">But how does the "Decoration day" contribute to that/ end? <text:s/>Hypocrisy says to falsehood: "We will/ go and honor the dead. <text:s/>We have come to a spot/ in which some who had tried to destroy the Union/ like the sleep that knows no waking. <text:s/>We must/ lay a wreath over their tombs. <text:s/>Were they not brave?/ <text:s/>Here is coffined one who swore eternal hatred/ against the upholders of slavery. <text:s/>It matters/ not that I considered negros[sic!] human chattal fit/ only for the market. <text:s/>It mus plant a garland with the star/ spangled banner on the sod that covers him whose/ ideas I detested." <text:s/>Can that be sincerity? <text:s/>Is it not,/ to the contrary, offensive untruth? <text:s/>Is not deception that/ the "Decoration day" fosters? <text:s/>If not it, then/ it is a mockery, mere child's play, a sense-/-less pastime, an absurd display of military/ array, a wordy exhibition of frothy oratory./ <text:s/>To assume that mutual magnanimity gave it/ origin, is fallacy. <text:s/>Nature refutes the argument, for/ we cannot do reverence to what we had deemed treason,/ nor pay homage to such as we had looked upon as invaders./</text:span></text:p>
      <text:p text:style-name="P6"><text:span text:style-name="T6"/></text:p>
      <text:p text:style-name="P6"><text:span text:style-name="T6">[Page 7]</text:span></text:p>
      <text:p text:style-name="P6"><text:span text:style-name="T6">The institution ought never ot have had a begin-/-ning, and gladly would I relate the end thereof,/ firmly believing that it keeps alive the memory/ of an episode in the history of the United States,/ which time ought to obliterate; so that our pos-/-terity may not inherit the least of the angry feel-/-ings which once divided a great nation into two/ hostile camps. <text:s/>As to the celebration on/ this very day, I shall not conceal the satisfaction I/ experience at having hindered what I regard a profanation, from/ a Jewish standpoint. <text:s/>The burial ground pertaining/ to our Congregation was announced to be among/ the cemeteries which would be visited by a mili-/-tary post, so that the few interred there, who/ are credited with having </text:span><text:span text:style-name="T3">fought</text:span><text:span text:style-name="T6"> battled for the perpetuation/ of the Republic, might received the awarded de-/-coration. <text:s/>I opposed the plan on the same score/ as others would have opposed it if the occasion had happened on a Sunday. <text:s/>Sure-/-ly then it would have been postponed out of the/ respect to the religious sentiment of the majority./ <text:s/>Israelites should not appear less regardful of/ their rules and </text:span><text:span text:style-name="T3">practices</text:span><text:span text:style-name="T6"> usages than Christians are of their own./</text:span></text:p>
      <text:p text:style-name="P6"><text:span text:style-name="T6"/></text:p>
      <text:p text:style-name="P6"><text:span text:style-name="T6">[Page 8]</text:span></text:p>
      <text:p text:style-name="P6"><text:span text:style-name="T6">A correspondence and personal interviews secured a pro-/-mise that the </text:span><text:span text:style-name="T3">usual</text:span><text:span text:style-name="T6"> ordinary exercises will not be held in our/ burial place till the Jewish Sabbath is concluded./ <text:s/>Let me trust that no double dealing will be pracitsed[sic!]. ^/ <text:s/>But the simple fact that the Philadelphia paper,/ ostensibly devoted to the interest of our creed, in urging a/ collection to defray expenses, </text:span><text:span text:style-name="T3">and</text:span><text:span text:style-name="T6"> had published to the world/ that the anticipated celebration </text:span><text:span text:style-name="T3">to be</text:span><text:span text:style-name="T6"> in our cemetery would be on/ our Sabbath, is a painful illustration of the Rabbi-/-nical saying: [Hebrew]/ a maxim, which in plain English, would mean: familiarity/ with sin, makes the sinner callous. <text:s/>So very general/ is the desecration of the fourth commandment of/ the Decalogue, that even its supposed defenders forget/ its sanctity. <text:s/>Self-respect, at all events, require that/ we shall not degrade it in the estimation of our neigh-/-bors of another belief. <text:s/>Let us be aware of </text:span><text:span text:style-name="T7">Chillal-</text:span><text:span text:style-name="T6">/ </text:span><text:span text:style-name="T7">Ha-shem</text:span><text:span text:style-name="T6">, but rather remember that we are in duty/ bound "to hallow the Holy One of Jacob, in order that "they who/ err in spirit shall come to understanding, and they that/ murmur shall obtain instruction" [Hebrew]/</text:span></text:p>
      <text:p text:style-name="P6"><text:span text:style-name="T6"/></text:p>
      <text:p text:style-name="P6"><text:soft-page-break/><text:span text:style-name="T6">[Page 9]</text:span></text:p>
      <text:p text:style-name="P6"><text:span text:style-name="T6"/></text:p>
      <text:p text:style-name="P6"><text:span text:style-name="T6">^(I learnt since that the decoration did take place before the Sabbath was/ over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29T13:32:38.36</meta:creation-date>
    <dc:date>2012-08-29T14:18:11.30</dc:date>
    <dc:creator>Penn Libraries</dc:creator>
    <meta:editing-duration>PT00H01M5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6" meta:word-count="1694" meta:character-count="10605"/>
  </office:meta>
</office:document-meta>
</file>